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18-2014</text:p>
      <text:p text:style-name="P44"><text:span text:style-name="T5">Maturín, </text:span><text:span text:style-name="Fuente_20_de_20_párrafo_20_predeter."><text:span text:style-name="T3">06</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May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0-2014</text:span><text:span text:style-name="T14"> </text:span><text:span text:style-name="T8">DE FECHA 06-05-2014</text:span></text:p>
      <text:p text:style-name="P36"/>
      <text:p text:style-name="P29"><text:span text:style-name="T8">OBJETO: </text:span><text:span text:style-name="T9">Procedimiento de Consulta de Precios Nº CEM-PC-02-01-0020-2014, para la la Contratación de Servicio de Festejo con motivo de celebración del día de las Madres.</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GENCIA DE FESTEJOS MARYFANY,C.A<text:line-break/>- Oferta "B": BANQUETES Y FESTINES TIFFANY, C.A.<text:line-break/>- Oferta "C": SERVICIOS IMPECA Y.V,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GENCIA DE FESTEJOS MARYFANY,C.A</text:span></text:p>
          </table:table-cell>
          <table:table-cell table:style-name="Tabla3.A3" office:value-type="string">
            <text:p text:style-name="P49">Oferta mas Economica<text:line-break/><text:line-break/>Monto oferta "A"</text:p>
          </table:table-cell>
          <table:table-cell table:style-name="Tabla3.A3" office:value-type="string">
            <text:p text:style-name="P49">3.561,60<text:line-break/><text:line-break/><text:line-break/>3.561,6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BANQUETES Y FESTINES TIFFANY, C.A.</text:span></text:p>
          </table:table-cell>
          <table:table-cell table:style-name="Tabla3.A3" office:value-type="string">
            <text:p text:style-name="P49">Oferta mas Economica<text:line-break/><text:line-break/>Monto oferta "B"</text:p>
          </table:table-cell>
          <table:table-cell table:style-name="Tabla3.A3" office:value-type="string">
            <text:p text:style-name="P49">3.561,6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SERVICIOS IMPECA Y.V,C.A</text:span></text:p>
          </table:table-cell>
          <table:table-cell table:style-name="Tabla3.A3" office:value-type="string">
            <text:p text:style-name="P49">Oferta mas Economica<text:line-break/><text:line-break/>Monto oferta "C"</text:p>
          </table:table-cell>
          <table:table-cell table:style-name="Tabla3.A3" office:value-type="string">
            <text:p text:style-name="P49">3.561,6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GENCIA DE FESTEJOS MARYFANY,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row table:style-name="Tabla1.4">
          <table:table-cell table:style-name="Tabla1.A2" office:value-type="string">
            <text:p text:style-name="P2">"B"</text:p>
          </table:table-cell>
          <table:table-cell table:style-name="Tabla1.A2" office:value-type="string">
            <text:p text:style-name="P42">BANQUETES Y FESTINES TIFFANY,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SERVICIOS IMPECA Y.V,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de La Contraloría del Estado Monagas  (Unidad Contratante) invitó a participar a las empresas, BANQUETES Y FESTINES TIFFANY,C.A, AGENCIA DE FESTEJOS MARIFANY, C.A y SERVICIOS IMPECA Y.V, C.A, quienes cuentan con experiencia en todo lo relacionado con montaje y organización de eventos y festividades , de las cuales solo AGENCIA DE FESTEJOS MARIFANY,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text:p>
      <text:p text:style-name="P32"/>
      <text:p text:style-name="P27"/>
      <text:p text:style-name="P12">RECOMENDACIÓN:</text:p>
      <text:p text:style-name="P17">En atención al estudio y análisis realizado a la única oferta presentada, y que existe disponibilidad presupuestaria y financiera, ésta Unidad Contratante determinó que la empresa AGENCIA DE FESTEJOS MARIFANY, C.A  califica como ganadora en el presente procedimiento de selección de contratistas, por ajustarse al requerimiento según las especificaciones preestablecidas,  , contando ademas con  servicio en todo lo relacionado con montaje y organización de eventos y festividades y un personal calificado para la asesoría de event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20-2014 para la Contratación de Servicio de Festejo con motivo de celebración del día de las Madres., a la empresa la empresa AGENCIA DE FESTEJOS MARIFANY, C.A, Rif J-30635341-0.</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